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list text:style-name="L9">
        <text:list-item>
          <text:p text:style-name="P9">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9"><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8 (Course administrator) "KT2501 V18 Magisteruppsats", 15 ECTS, Second cycle, University of Gothenburg.</text:p>
        </text:list-item>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8">
        <text:list-item>
          <text:p text:style-name="P38">Emma Håkansson (2018) "Att kommunicera strategiskt - En kvalitativ studie av strategisk kommunikation i tolv svenska kommuner", University of Borås.</text:p>
        </text:list-item>
        <text:list-item>
          <text:p text:style-name="P38">Emma Lidell (2018) "The United Nations and the Sustainable Development Goals - The importance of communicating sustainability", University of Borås.</text:p>
        </text:list-item>
        <text:list-item>
          <text:p text:style-name="P38">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39">
        <text:list-item>
          <text:p text:style-name="P39">Viktoria Lagerkvist (2018) "Samspel eller kamp? En kritisk analys av bibliotekschefers strategiska kommunikation i den kommunala politiska verkligheten", Magisteruppsats, University of Borås.</text:p>
        </text:list-item>
        <text:list-item>
          <text:p text:style-name="P39">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0">
        <text:list-item>
          <text:p text:style-name="P40">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1">
        <text:list-item>
          <text:p text:style-name="P41">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2">
        <text:list-item>
          <text:p text:style-name="P4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2">(2016), Guest lecture "Citizen Science and Biodiversity Research", BioEnv higher education, Department of Biological and Environmental Sciences, University of Gothenburg.</text:p>
        </text:list-item>
        <text:list-item>
          <text:p text:style-name="P42">(2012), Guest lecture, "Net politics, process philosophy and Deleuze", Theories of Practical Knowing, HDK/Högskolan för Design och Konsthantverk, Göteborg.</text:p>
        </text:list-item>
        <text:list-item>
          <text:p text:style-name="P42">(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3">
        <text:list-item>
          <text:p text:style-name="P4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4">
        <text:list-item>
          <text:p text:style-name="P44"><text:a xlink:type="simple" xlink:href="http://files.christopherkullenberg.se/studierektoronline.pdf" office:name=""><text:span text:style-name="Definition">Study Administrator (Studierektor), Spring semester 2014</text:span></text:a>.</text:p>
        </text:list-item>
        <text:list-item>
          <text:p text:style-name="P44"><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